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What percentage of your teachers/professors have taken attendance in school and college? </text:p>
          </table:table-cell>
          <table:table-cell office:value-type="string" calcext:value-type="string">
            <text:p>Have you ever attended the class just to satisfy the attendance requirement?</text:p>
          </table:table-cell>
          <table:table-cell office:value-type="string" calcext:value-type="string">
            <text:p>How much time is wasted in taking attendance? Answer format: (Average time taken, number of students in the class)</text:p>
          </table:table-cell>
          <table:table-cell office:value-type="string" calcext:value-type="string">
            <text:p>What types of attendance system have you experienced?</text:p>
          </table:table-cell>
          <table:table-cell office:value-type="string" calcext:value-type="string">
            <text:p>How often do you forget to carry your phone or tablet (or it is switched off) ?</text:p>
          </table:table-cell>
          <table:table-cell office:value-type="string" calcext:value-type="string">
            <text:p>Do you carry laptop to your class regularly?</text:p>
          </table:table-cell>
          <table:table-cell office:value-type="string" calcext:value-type="string">
            <text:p>Please select all the options available in your phone:</text:p>
          </table:table-cell>
          <table:table-cell table:style-name="ce2" office:value-type="string" calcext:value-type="string">
            <text:p>If you are from Software Engineering, please enter the code below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5T15:26:40.13" calcext:value-type="date">
            <text:p>1/25/2017 15:26:4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, Quiz based attendance, Clicker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5:28:18.969" calcext:value-type="date">
            <text:p>1/25/2017 15:28:1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5:30:44.316" calcext:value-type="date">
            <text:p>1/25/2017 15:30:44</text:p>
          </table:table-cell>
          <table:table-cell/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ckgwuoua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5T16:00:55.647" calcext:value-type="date">
            <text:p>1/25/2017 16:00:56</text:p>
          </table:table-cell>
          <table:table-cell table:style-name="ce3" office:value-type="percentage" office:value="0.9" calcext:value-type="percentage">
            <text:p>90%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6:01:34.799" calcext:value-type="date">
            <text:p>1/25/2017 16:01:35</text:p>
          </table:table-cell>
          <table:table-cell table:style-name="ce3" office:value-type="percentage" office:value="0.9" calcext:value-type="percentage">
            <text:p>90%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6:05:30.428" calcext:value-type="date">
            <text:p>1/25/2017 16:05:30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50</text:p>
          </table:table-cell>
          <table:table-cell table:style-name="ce2" office:value-type="string" calcext:value-type="string">
            <text:p>Manually calling out each roll number/student name, Quiz based attendance, Signing next to your name in a sheet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6:06:43.479" calcext:value-type="date">
            <text:p>1/25/2017 16:06:43</text:p>
          </table:table-cell>
          <table:table-cell table:style-name="ce3" office:value-type="percentage" office:value="0.98" calcext:value-type="percentage">
            <text:p>98%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6:15:38.665999" calcext:value-type="date">
            <text:p>1/25/2017 16:15:3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Manually calling out each roll number/student name, Quiz based attendance, Passing an attendance sheet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11:15.586" calcext:value-type="date">
            <text:p>1/25/2017 17:11:1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.25, 50</text:p>
          </table:table-cell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14:23.853" calcext:value-type="date">
            <text:p>1/25/2017 17:14: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3, 7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14:24.879" calcext:value-type="date">
            <text:p>1/25/2017 17:14:2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0, 40</text:p>
          </table:table-cell>
          <table:table-cell table:style-name="ce2" office:value-type="string" calcext:value-type="string">
            <text:p>Manually calling out each roll number/student name, Quiz based attendance, Filling out attendance sheet</text:p>
          </table:table-cell>
          <table:table-cell table:style-name="ce2" office:value-type="string" calcext:value-type="string">
            <text:p>Most of the times (three or four times in a week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19:23.149" calcext:value-type="date">
            <text:p>1/25/2017 17:19:2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, 7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26:25.565001" calcext:value-type="date">
            <text:p>1/25/2017 17:26:26</text:p>
          </table:table-cell>
          <table:table-cell table:style-name="ce3" office:value-type="percentage" office:value="0.85" calcext:value-type="percentage">
            <text:p>85%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, 75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33:33.377001" calcext:value-type="date">
            <text:p>1/25/2017 17:33: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0, 50</text:p>
          </table:table-cell>
          <table:table-cell table:style-name="ce2" office:value-type="string" calcext:value-type="string">
            <text:p>pass attendance sheet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style-name="ce2" office:value-type="string" calcext:value-type="string">
            <text:p>chhwuoe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5T17:47:33.164" calcext:value-type="date">
            <text:p>1/25/2017 17:47:33</text:p>
          </table:table-cell>
          <table:table-cell table:style-name="ce3" office:value-type="percentage" office:value="0.5" calcext:value-type="percentage">
            <text:p>5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0, 75</text:p>
          </table:table-cell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51:38.647" calcext:value-type="date">
            <text:p>1/25/2017 17:51:39</text:p>
          </table:table-cell>
          <table:table-cell table:style-name="ce3" office:value-type="percentage" office:value="0.05" calcext:value-type="percentage">
            <text:p>5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2.5, 48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7:58:26.336" calcext:value-type="date">
            <text:p>1/25/2017 17:58:2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.0, 25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8:00:39.952999" calcext:value-type="date">
            <text:p>1/25/2017 18:00:40</text:p>
          </table:table-cell>
          <table:table-cell table:style-name="ce3" office:value-type="percentage" office:value="0.8" calcext:value-type="percentage">
            <text:p>8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70</text:p>
          </table:table-cell>
          <table:table-cell table:style-name="ce2" office:value-type="string" calcext:value-type="string">
            <text:p>Manually calling out each roll number/student name, Manually calling out few random student's name/roll number, Ask students to call out numbers sequentially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9:11:43.697" calcext:value-type="date">
            <text:p>1/25/2017 19:11: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, 6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9:18:46.505" calcext:value-type="date">
            <text:p>1/25/2017 19:18: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5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9:19:55.915" calcext:value-type="date">
            <text:p>1/25/2017 19:19:5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3, 20</text:p>
          </table:table-cell>
          <table:table-cell table:style-name="ce2" office:value-type="string" calcext:value-type="string">
            <text:p>Manually calling out each roll number/student name, Manually calling out few random student's name/roll number, Quiz based attendance, Slack posts, forum posts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style-name="ce2" office:value-type="string" calcext:value-type="string">
            <text:p>dmdtouoa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5T19:25:20.518" calcext:value-type="date">
            <text:p>1/25/2017 19:25:21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6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19:29:48.644" calcext:value-type="date">
            <text:p>1/25/2017 19:29: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.033, 1</text:p>
          </table:table-cell>
          <table:table-cell table:style-name="ce2" office:value-type="string" calcext:value-type="string">
            <text:p>Manually calling out each roll number/student name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0:07:28.827001" calcext:value-type="date">
            <text:p>1/25/2017 20:07:2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, 45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0:55:12.998" calcext:value-type="date">
            <text:p>1/25/2017 20:55:1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10, 7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1:10:10.828" calcext:value-type="date">
            <text:p>1/25/2017 21:10: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5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Most of the times (three or four times in a week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1:50:39.533999" calcext:value-type="date">
            <text:p>1/25/2017 21:50:4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, 65</text:p>
          </table:table-cell>
          <table:table-cell table:style-name="ce2" office:value-type="string" calcext:value-type="string">
            <text:p>Manually calling out each roll number/student name, Quiz based attendanc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2:26:51.064" calcext:value-type="date">
            <text:p>1/25/2017 22:26:5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, 85</text:p>
          </table:table-cell>
          <table:table-cell table:style-name="ce2" office:value-type="string" calcext:value-type="string">
            <text:p>Manually calling out each roll number/student name, Manually calling out few random student's name/roll number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2:58:51.047" calcext:value-type="date">
            <text:p>1/25/2017 22:58:51</text:p>
          </table:table-cell>
          <table:table-cell table:style-name="ce3" office:value-type="percentage" office:value="0.9" calcext:value-type="percentage">
            <text:p>9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7.5, 50</text:p>
          </table:table-cell>
          <table:table-cell table:style-name="ce2" office:value-type="string" calcext:value-type="string">
            <text:p>Manually calling out each roll number/student name, Manually calling out few random student's name/roll number</text:p>
          </table:table-cell>
          <table:table-cell table:style-name="ce2" office:value-type="string" calcext:value-type="string">
            <text:p>I never carry my phone to clas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3:38:59.066" calcext:value-type="date">
            <text:p>1/25/2017 23:38:59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3:44:33.233" calcext:value-type="date">
            <text:p>1/25/2017 23:44:3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4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5T23:49:34.326" calcext:value-type="date">
            <text:p>1/25/2017 23:49:3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6T00:04:57.442" calcext:value-type="date">
            <text:p>1/26/2017 0:04:5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6T00:34:34.904999" calcext:value-type="date">
            <text:p>1/26/2017 0:34:35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10, 7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float" office:value="123456789" calcext:value-type="float">
            <text:p>123456789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01:05:57.379" calcext:value-type="date">
            <text:p>1/26/2017 1:05:5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5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Sometimes (once or twice in a week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6T01:53:33.954" calcext:value-type="date">
            <text:p>1/26/2017 1:53: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0.16, 1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6T01:56:07.666" calcext:value-type="date">
            <text:p>1/26/2017 1:56:08</text:p>
          </table:table-cell>
          <table:table-cell table:style-name="ce3" office:value-type="percentage" office:value="0.99" calcext:value-type="percentage">
            <text:p>99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Sometimes (once or twice in a week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6T03:17:09.605001" calcext:value-type="date">
            <text:p>1/26/2017 3:17: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Sometimes (once or twice in a week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Nil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08:08:01.781001" calcext:value-type="date">
            <text:p>1/26/2017 8:08:02</text:p>
          </table:table-cell>
          <table:table-cell table:style-name="ce2" office:value-type="float" office:value="16.66" calcext:value-type="float">
            <text:p>16.6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ign the sheet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6T12:17:15.799" calcext:value-type="date">
            <text:p>1/26/2017 12:17:16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ually calling out each roll number/student name, Quiz based attendance, Clicker, signup sheet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style-name="ce2" office:value-type="string" calcext:value-type="string">
            <text:p>gbcgoouo gbdgaaee gbftuoau gbgfoioi gbhdeiou gbjheuoa gbkdoiee gbljuuue gbmhouaa gcbxueoe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14:20:19.05" calcext:value-type="date">
            <text:p>1/26/2017 14:20:1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3.5, 60</text:p>
          </table:table-cell>
          <table:table-cell table:style-name="ce2" office:value-type="string" calcext:value-type="string">
            <text:p>Manually calling out each roll number/student name</text:p>
          </table:table-cell>
          <table:table-cell table:style-name="ce2" office:value-type="string" calcext:value-type="string">
            <text:p>Most of the times (three or four times in a week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gcgliauu 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14:58:40.461" calcext:value-type="date">
            <text:p>1/26/2017 14:58:40</text:p>
          </table:table-cell>
          <table:table-cell table:style-name="ce3" office:value-type="percentage" office:value="0.33" calcext:value-type="percentage">
            <text:p>33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ually calling out each roll number/student name, Sign-in sheet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style-name="ce2" office:value-type="string" calcext:value-type="string">
            <text:p>dlflaauoo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15:04:43.163" calcext:value-type="date">
            <text:p>1/26/2017 15:04:43</text:p>
          </table:table-cell>
          <table:table-cell table:style-name="ce3" office:value-type="percentage" office:value="0.8" calcext:value-type="percentage">
            <text:p>8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nually calling out each roll number/student name, Manually calling out few random student's name/roll number, Quiz based attendance, Clicker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fdcjuooa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15:28:47.505" calcext:value-type="date">
            <text:p>1/26/2017 15:28:48</text:p>
          </table:table-cell>
          <table:table-cell table:style-name="ce2" office:value-type="string" calcext:value-type="string">
            <text:p>0%-2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200</text:p>
          </table:table-cell>
          <table:table-cell table:style-name="ce2" office:value-type="string" calcext:value-type="string">
            <text:p>Quiz based attendanc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dcfxiieu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16:40:48.472" calcext:value-type="date">
            <text:p>1/26/2017 16:40:48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60</text:p>
          </table:table-cell>
          <table:table-cell table:style-name="ce2" office:value-type="string" calcext:value-type="string">
            <text:p>Manually calling out each roll number/student name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fkhmoeou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6T22:06:25.843" calcext:value-type="date">
            <text:p>1/26/2017 22:06:2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6, 50</text:p>
          </table:table-cell>
          <table:table-cell table:style-name="ce2" office:value-type="string" calcext:value-type="string">
            <text:p>Manually calling out each roll number/student name, Quiz based attendanc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fmfwooea 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7T11:23:48.545" calcext:value-type="date">
            <text:p>1/27/2017 11:23:49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anually calling out each roll number/student name, Manually calling out few random student's name/roll number, Quiz based attendance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NFC (Near field communication), Bluetooth</text:p>
          </table:table-cell>
          <table:table-cell table:style-name="ce2" office:value-type="string" calcext:value-type="string">
            <text:p>ffdzioue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8T10:58:26.851" calcext:value-type="date">
            <text:p>1/28/2017 10:58:2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anually calling out each roll number/student name, Teacher remember student's faces and mark attendance on own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GPS, Bluetooth</text:p>
          </table:table-cell>
          <table:table-cell table:number-columns-repeated="1016"/>
        </table:table-row>
        <table:table-row table:style-name="ro1">
          <table:table-cell table:style-name="ce1" office:value-type="date" office:date-value="2017-01-28T14:33:14.776" calcext:value-type="date">
            <text:p>1/28/2017 14:33:15</text:p>
          </table:table-cell>
          <table:table-cell table:style-name="ce3" office:value-type="percentage" office:value="0.8" calcext:value-type="percentage">
            <text:p>80%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5.0, 30</text:p>
          </table:table-cell>
          <table:table-cell table:style-name="ce2" office:value-type="string" calcext:value-type="string">
            <text:p>Manually calling out few random student's name/roll number, Quiz based attendance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style-name="ce2" office:value-type="string" calcext:value-type="string">
            <text:p>dbdlouoa</text:p>
          </table:table-cell>
          <table:table-cell table:number-columns-repeated="1015"/>
        </table:table-row>
        <table:table-row table:style-name="ro1">
          <table:table-cell table:style-name="ce1" office:value-type="date" office:date-value="2017-01-29T23:23:36.33" calcext:value-type="date">
            <text:p>1/29/2017 23:23:36</text:p>
          </table:table-cell>
          <table:table-cell table:style-name="ce3" office:value-type="percentage" office:value="1" calcext:value-type="percentage">
            <text:p>100%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5, 80</text:p>
          </table:table-cell>
          <table:table-cell table:style-name="ce2" office:value-type="string" calcext:value-type="string">
            <text:p>Signing sheet</text:p>
          </table:table-cell>
          <table:table-cell table:style-name="ce2" office:value-type="string" calcext:value-type="string">
            <text:p>Rarely (once or twice in a month)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GPS, Bluetooth</text:p>
          </table:table-cell>
          <table:table-cell table:style-name="ce2" office:value-type="string" calcext:value-type="string">
            <text:p>djhmiaee</text:p>
          </table:table-cell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04:17:21.056551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30T04:23:20.584267370</dc:date>
    <meta:editing-duration>PT5M59S</meta:editing-duration>
    <meta:editing-cycles>2</meta:editing-cycles>
    <meta:document-statistic meta:table-count="1" meta:cell-count="415" meta:object-count="0"/>
  </office:meta>
</office:document-meta>
</file>